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ázov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size="24pt" style:font-size-asian="24pt" style:font-size-complex="24pt"/>
    </style:style>
    <style:style style:name="T3" style:parent-style-name="Predvolenépísmoodseku" style:family="text">
      <style:text-properties fo:font-size="24pt" style:font-size-asian="24pt" style:font-size-complex="24pt" fo:language="en" fo:country="US"/>
    </style:style>
    <style:style style:name="P4" style:parent-style-name="Normálny" style:family="paragraph">
      <style:text-properties fo:language="en" fo:country="US"/>
    </style:style>
    <style:style style:name="P5" style:parent-style-name="Normálny" style:family="paragraph">
      <style:text-properties fo:language="en" fo:country="US"/>
    </style:style>
    <style:style style:name="T6" style:parent-style-name="Predvolenépísmoodseku" style:family="text">
      <style:text-properties fo:language="en" fo:country="US"/>
    </style:style>
    <style:style style:name="T7" style:parent-style-name="Predvolenépísmoodseku" style:family="text">
      <style:text-properties fo:language="en" fo:country="US"/>
    </style:style>
    <style:style style:name="T8" style:parent-style-name="Predvolenépísmoodseku" style:family="text">
      <style:text-properties fo:language="en" fo:country="US"/>
    </style:style>
    <style:style style:name="T9" style:parent-style-name="Predvolenépísmoodseku" style:family="text">
      <style:text-properties fo:language="en" fo:country="US"/>
    </style:style>
  </office:automatic-styles>
  <office:body>
    <office:text text:use-soft-page-breaks="true">
      <text:p text:style-name="P1"><text:span text:style-name="T2">Ktorý tech stack. je najlepší pre váš projekt</text:span><text:span text:style-name="T3">?</text:span></text:p>
      <text:p text:style-name="P4"/>
      <text:p text:style-name="P5"/>
      <text:p text:style-name="Normálny"><text:span text:style-name="T6">V</text:span>ýber správneho „tech stacku“<text:s/><text:span text:style-name="T7">– technol</text:span>loggií a nástrojov je jedným z najdôležitejších rozhodnutí pri vývoji softvéru.<text:s/>Od tohto rozhodnutia závisí celý priebeh projektu. Treba zvážiť či chceme niečo vytvárať od znovu alebo použiť riešenie niekoho iného.<text:s/>Taktiež treba brať do úvahy rôzne faktory ako napríklad škálovateľnosť, veľkosť projektu<text:span text:style-name="T8">(startup/korpor</text:span>át<text:span text:style-name="T9">), časový harmonogram, typ projektu,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 Masarik</meta:initial-creator>
    <dc:creator>Filip Masarik</dc:creator>
    <meta:creation-date>2024-10-03T12:38:00Z</meta:creation-date>
    <dc:date>2024-10-03T13:02:00Z</dc:date>
    <meta:template xlink:href="Normal" xlink:type="simple"/>
    <meta:editing-cycles>3</meta:editing-cycles>
    <meta:editing-duration>PT1440S</meta:editing-duration>
    <meta:document-statistic meta:page-count="1" meta:paragraph-count="1" meta:word-count="66" meta:character-count="445" meta:row-count="3" meta:non-whitespace-character-count="380"/>
  </office:meta>
</office:document-meta>
</file>